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2000000982DE72C8379A885FD.png" manifest:media-type="image/png"/>
  <manifest:file-entry manifest:full-path="Pictures/100000000000005E0000005E251033A4BD3F335D.png" manifest:media-type="image/png"/>
  <manifest:file-entry manifest:full-path="Pictures/1000020100000422000000B2AF1DADA128EDDE54.png" manifest:media-type="image/png"/>
  <manifest:file-entry manifest:full-path="Pictures/1000020100000422000000A2E1D00A8A5D5ADE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Liberation Mono" svg:font-family="'Liberation Mono'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 draw:auto-grow-height="false" fo:min-height="5.312cm" fo:min-width="3.603cm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ffffff" draw:fill-image-name="Bitmape_20_2" draw:fill-image-width="0cm" draw:fill-image-height="0cm" style:repeat="repeat" draw:textarea-horizontal-align="center" draw:textarea-vertical-align="middle" draw:auto-grow-height="false" draw:fit-to-size="false" style:shrink-to-fit="false" fo:min-height="1.715cm" fo:min-width="4.624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-title">
      <style:graphic-properties draw:auto-grow-height="true" fo:min-height="3.506cm"/>
    </style:style>
    <style:style style:name="pr8" style:family="presentation" style:parent-style-name="Beehive-outline1">
      <style:graphic-properties fo:min-height="2.95cm"/>
    </style:style>
    <style:style style:name="pr9" style:family="presentation" style:parent-style-name="Beehive-notes">
      <style:graphic-properties draw:fill-color="#ffffff" draw:auto-grow-height="true" fo:min-height="13.364cm"/>
    </style:style>
    <style:style style:name="pr10" style:family="presentation" style:parent-style-name="Beehive1-title">
      <style:graphic-properties fo:min-height="3.506cm"/>
    </style:style>
    <style:style style:name="pr11" style:family="presentation" style:parent-style-name="Beehive1-outline1">
      <style:graphic-properties fo:min-height="11.929cm"/>
    </style:style>
    <style:style style:name="pr12" style:family="presentation" style:parent-style-name="Beehi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404cm" fo:text-align="justify" fo:text-indent="0cm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ffffff" draw:fill-image-name="Bitmape_20_2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size-asian="10.5pt" style:font-size-complex="10.5pt" style:text-emphasize="none" style:font-relief="none" style:text-overline-style="none" style:text-overline-color="font-color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font-name="Liberation Mono"/>
    </style:style>
    <style:style style:name="T9" style:family="text">
      <style:text-properties style:text-underline-style="none"/>
    </style:style>
    <style:style style:name="T10" style:family="text">
      <style:text-properties style:font-name="Liberation Mono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Control del tiempo en µPython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Estrategias en microcontrolador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ormas de controlar el tiempo: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cirle al µCU que espere un segundo, congelado.</text:p>
              </text:list-item>
              <text:list-item>
                <text:p>Ir comprobando (en el bucle principal) cada poco rato que ha pasado el tiempo que hemos registrado previamente.</text:p>
              </text:list-item>
              <text:list-item>
                <text:p>Poner un temporizador, dejar que lo gestione el hardware y que cuando se pase el tiempo, ejecute una función.</text:p>
              </text:list-item>
              <text:list-item>
                <text:p>Poner un temporizador, dejar que lo gestione el software, y que cuando se pase el tiempo, ejecute una función.</text:p>
              </text:list-item>
              <text:list-item>
                <text:p>Decirle al µCU que, cuando pulsemos un botón, deje todo lo que esté haciendo y ejecute una funció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custom-shape draw:style-name="gr2" draw:text-style-name="P3" draw:layer="layout" svg:width="4.103cm" svg:height="5.561cm" draw:transform="skewX (0.0216420827247297) rotate (1.64741628095745) translate (14.044cm 15.326cm)">
          <text:p/>
          <draw:enhanced-geometry svg:viewBox="0 0 21600 21600" draw:mirror-horizontal="true" draw:text-areas="0 0 21600 21600" draw:type="circular-arrow" draw:modifiers="164.157428379889 -3.75736384297067 9983.78692824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4" draw:layer="layout" svg:width="25.199cm" svg:height="3.506cm" svg:x="1.4cm" svg:y="0.837cm" presentation:class="title" presentation:user-transformed="true">
          <draw:text-box>
            <text:p>Pseudocódigo para «polling»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4">¿Tienes un contador de milisegundos?</text:p>
                <text:list>
                  <text:list-item>
                    <text:p text:style-name="P5">Sí</text:p>
                  </text:list-item>
                </text:list>
              </text:list-item>
              <text:list-item>
                <text:p text:style-name="P4">¿Me dices un milisegundo?</text:p>
                <text:list>
                  <text:list-item>
                    <text:p text:style-name="P5">3200</text:p>
                  </text:list-item>
                </text:list>
              </text:list-item>
              <text:list-item>
                <text:p text:style-name="P4">10 súmale uno al milisegundo</text:p>
              </text:list-item>
              <text:list-item>
                <text:p text:style-name="P4"><text:span text:style-name="T1">20 Haz otras cosas</text:span> </text:p>
              </text:list-item>
              <text:list-item>
                <text:p text:style-name="P4">30 ¿ya voy 1000 milisegundos más que el que me diste?</text:p>
              </text:list-item>
              <text:list-item>
                <text:p text:style-name="P4">40 si falso → volver a 10</text:p>
              </text:list-item>
              <text:list-item>
                <text:p>50 si verdadero→ continu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entajas del poll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o único que hace falta es un registro hardware que cuente el tiempo (normalmente los µCU lo tienen)</text:p>
              </text:list-item>
              <text:list-item>
                <text:p>Tampoco gasta tanta CPU, ya que los µCU suelen tener pocas cosas que hacer (a su tiempo, pero pocas)</text:p>
              </text:list-item>
              <text:list-item>
                <text:p>No se necesita conocer las interioridades del sistema (es 100% trasladable a otro)</text:p>
              </text:list-item>
            </text:list>
          </draw:text-box>
        </draw:frame>
        <draw:custom-shape draw:style-name="gr3" draw:text-style-name="P7" draw:layer="layout" svg:width="5.123cm" svg:height="1.974cm" draw:transform="rotate (0.561996019142174) translate (22.413cm 11.129cm)">
          <text:p text:style-name="P6"><text:span text:style-name="T2">Mentira 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Inconvenientes del polling</text:p>
          </draw:text-box>
        </draw:frame>
        <draw:frame presentation:style-name="pr8" draw:layer="layout" svg:width="25.199cm" svg:height="12.179cm" svg:x="1.4cm" svg:y="4.614cm" presentation:class="outline" presentation:user-transformed="true">
          <draw:text-box>
            <text:list text:style-name="L3">
              <text:list-item>
                <text:p>No es nada «cool», bitch, please.</text:p>
              </text:list-item>
              <text:list-item>
                <text:p>Si no encuentro más inconvenientes, vamos a tener que acabar la charla aquí. </text:p>
              </text:list-item>
              <text:list-item>
                <text:p>Si no encuentro más inconvenientes, vamos a tener que acabar la charla aquí. </text:p>
              </text:list-item>
              <text:list-item>
                <text:p><text:span text:style-name="T3">Si no encuentro más inconvenientes, vamos a tener que acabar la charla aquí. </text:span><text:span text:style-name="T4">Si no encuentro más inconvenientes, vamos a tener que acabar la charla aquí. </text:span><text:span text:style-name="T5">Si no encuentro más inconvenientes, vamos a tener que acabar la charla aquí. </text:span><text:span text:style-name="T6">Si no encuentro más inconvenientes, vamos a tener que acabar la charla aquí. </text:span><text:span text:style-name="T7">Si no encuentro más inconvenientes, vamos a tener que acabar la charla aquí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mporizador por hardwar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l hardware genera una “interrupción cronometrada”.</text:p>
              </text:list-item>
              <text:list-item>
                <text:p>Cuando la interrupción se produce, se ejecuta una función.</text:p>
              </text:list-item>
              <text:list-item>
                <text:p>Normalmente, no queremos que esta función se eternice. La mantendremos corta.</text:p>
              </text:list-item>
              <text:list-item>
                <text:p>Cuando acaba la función, se vuelve al flujo de ejecució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mporizador por softwar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btenemos, para el ojo humano, el mismo resultado práctico que el hardware, pero el «sistema operativo» se encarga.</text:p>
              </text:list-item>
              <text:list-item>
                <text:p>Si es preemptivo, tenemos que devolver el control.</text:p>
              </text:list-item>
              <text:list-item>
                <text:p>El problema con los ESP8266 es que cada décima de segundo aprox. hay que ceder control al WiF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rupcion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uando un pin cambia de estado, se produce una interrupción.</text:p>
              </text:list-item>
              <text:list-item>
                <text:p>Si ponemos un tic tac de reloj en un pin de entrada, en seguida vemos que podemos tener una fuente externa regular de eventos.</text:p>
              </text:list-item>
              <text:list-item>
                <text:p>Lo mismo vale para cuando pulsamos un botón, pero para evento únic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imers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3">
              <text:list-item>
                <text:p>En µPython, es la clase <text:span text:style-name="T8">machine.Timer</text:span></text:p>
              </text:list-item>
              <text:list-item>
                <text:p>En ESP8266 sólo hay 2 Timers, </text:p>
                <text:list>
                  <text:list-item>
                    <text:p>Timer(0) y Timer(1) </text:p>
                  </text:list-item>
                  <text:list-item>
                    <text:p>comunes a todas las implementaciones de µPython</text:p>
                  </text:list-item>
                </text:list>
              </text:list-item>
              <text:list-item>
                <text:p>Aprovecharemos para nuestra clase de prueba, que primero se declara, luego se <text:span text:style-name="T9">inicializa</text:span>:</text:p>
                <text:list>
                  <text:list-item>
                    <text:p><text:span text:style-name="T8">temp = machine.Timer(0)</text:span></text:p>
                  </text:list-item>
                  <text:list-item>
                    <text:p><text:span text:style-name="T10">temp.init(period=periodo, mode=machine.Timer.PERIODIC, callback=func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robamos el código<text:tab/>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3">
              <text:list-item>
                <text:p>Experimentamos y compartim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Liberation Mono" svg:font-family="'Liberation Mono'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e_20_2" draw:display-name="Bitmape 2" xlink:href="Pictures/100000000000005E0000005E251033A4BD3F335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5T18:38:57.592644186</meta:creation-date>
    <meta:editing-duration>PT3H51M42S</meta:editing-duration>
    <meta:editing-cycles>6</meta:editing-cycles>
    <meta:generator>LibreOffice/6.0.7.3$Linux_X86_64 LibreOffice_project/00m0$Build-3</meta:generator>
    <dc:title>Beehive</dc:title>
    <dc:date>2019-01-17T00:49:14.532222227</dc:date>
    <meta:document-statistic meta:object-count="89"/>
  </office:meta>
</office:document-meta>
</file>